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style>
    <style:style style:name="P7" style:family="paragraph" style:parent-style-name="Preformatted_20_Text">
    </style:style>
    <style:style style:name="P8" style:family="paragraph" style:parent-style-name="Text_20_body" style:list-style-name="L5">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anuary 12, 2023 (03:45: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labs/UserInput/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ct “Run on external console”<text:note text:id="ftn0" text:note-class="footnote"><text:note-citation>1</text:note-citation><text:note-body><text:p text:style-name="Footnote">If you are using Ubuntu and, after performing this step, you receive an error message</text:p><text:p text:style-name="P3">ApplicationName='/usr/lib/gnome-terminal/gnome-terminal-server', CommandLine='--app-id mono.develop.id14c27428bd5345f99daadebf684a2876', CurrentDirectory='', Native error= Cannot find the specified file</text:p><text:p text:style-name="Footnote">then follow the instructions at <text:a xlink:type="simple" xlink:href="https://stackoverflow.com/a/65331098" office:name=""><text:span text:style-name="Definition">https://stackoverflow.com/a/65331098</text:span></text:a>.</text:p></text:note-body></text:not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4">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in addition,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5">So far, our user input has always returned a specific type. What type is it?</text:p>
        </text:list-item>
        <text:list-item>
          <text:p text:style-name="P5">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6">Create a new project.</text:p>
        </text:list-item>
        <text:list-item>
          <text:p text:style-name="P6">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6">Assign the value <text:span text:style-name="DecValTok">3</text:span> to <text:span text:style-name="NormalTok">intVar</text:span> and <text:span text:style-name="StringTok">"4"</text:span> to <text:span text:style-name="NormalTok">stringVar</text:span>.</text:p>
        </text:list-item>
        <text:list-item>
          <text:p text:style-name="P6">Display the values of <text:span text:style-name="NormalTok">intVar</text:span> and <text:span text:style-name="NormalTok">stringVar</text:span>.</text:p>
        </text:list-item>
        <text:list-item>
          <text:p text:style-name="P6">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6">Copy the following statement to “convert” the string value of <text:span text:style-name="NormalTok">stringVar</text:span> into an integer value and assign it to <text:span text:style-name="NormalTok">intVar</text:span>:</text:p>
          <text:p text:style-name="P7">intVar = int.Parse(stringVar);</text:p>
        </text:list-item>
        <text:list-item>
          <text:p text:style-name="P6">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6">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8">Looking back at the <text:a xlink:type="simple" xlink:href="labs/UserInput/PersonalizedWelcomeMessage_Solution.zip" office:name=""><text:span text:style-name="Definition">PersonalizedWelcomeMessage solution</text:span></text:a>, what if you ask the user directly for an integer? How can you store it in an int variable?</text:p>
        </text:list-item>
        <text:list-item>
          <text:p text:style-name="P8">Add the following to the code:</text:p>
          <text:p text:style-name="P9">Console.WriteLine("Please enter your age in years as an integer.");</text:p>
          <text:p text:style-name="P10"/>
          <text:p text:style-name="P11">string ageInput = Console.ReadLine();</text:p>
          <text:p text:style-name="P12">int age = int.Parse(ageInput);</text:p>
          <text:p text:style-name="P13"/>
          <text:p text:style-name="P14">Console.WriteLine($"Your age in months is {age*12}");</text:p>
        </text:list-item>
        <text:list-item>
          <text:p text:style-name="P8">Re-compile and execute your code. Be sure to enter a whole number for your age.</text:p>
        </text:list-item>
        <text:list-item>
          <text:p text:style-name="P8">Are the results what you expect?</text:p>
        </text:list-item>
        <text:list-item>
          <text:p text:style-name="P8">Run the code again, this time with a negative number for your age. Then try again with <text:span text:style-name="DecValTok">0</text:span>. Does the code still work?</text:p>
        </text:list-item>
        <text:list-item>
          <text:p text:style-name="P8">What if you were to enter a floating point number when asked for an integer? What if you entered the word “twenty”?</text:p>
          <text:p text:style-name="P8">Here you are purposely ignoring the prompt, but know that your user may purposely or accidentally give the wrong input type. Later in the course you will learn how to handle untrustworthy user input</text:p>
        </text:list-item>
        <text:list-item>
          <text:p text:style-name="P8">Can you think of a change you can make to the code to accept ages of type <text:span text:style-name="DataTypeTok">float</text:span> instead of <text:span text:style-name="DataTypeTok">int</text:span>? Try making that change!</text:p>
        </text:list-item>
        <text:list-item>
          <text:p text:style-name="P8">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2T20:45:25Z</meta:creation-date>
    <dc:date>2023-01-12T20:45:25Z</dc:date>
    <meta:user-defined meta:name="date" meta:value-type="string">January  12, 2023 (03:45: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